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rixes" table:style-name="ta1">
        <office:forms form:automatic-focus="false" form:apply-design-mode="false"/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c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sM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&gt;27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27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3-2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-1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lt;3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tc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sM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&gt;27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27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-2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-1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3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c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sM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&gt;27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27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-2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-1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3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</table:table>
      <table:table table:name="data.frame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ConsmcMin</text:p>
          </table:table-cell>
          <table:table-cell office:value-type="string" calcext:value-type="string">
            <text:p>ConsmcMax</text:p>
          </table:table-cell>
          <table:table-cell office:value-type="string" calcext:value-type="string">
            <text:p>tcons</text:p>
          </table:table-cell>
          <table:table-cell office:value-type="string" calcext:value-type="string">
            <text:p>Bligh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·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2:47:13.458889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Dupas</meta:initial-creator>
    <meta:creation-date>2020-06-01T14:28:06.296262743</meta:creation-date>
    <dc:date>2020-06-02T12:51:01.917854757</dc:date>
    <dc:creator>Stéphane Dupas</dc:creator>
    <meta:editing-duration>PT21M53S</meta:editing-duration>
    <meta:editing-cycles>5</meta:editing-cycles>
    <meta:generator>LibreOffice/6.0.7.3$Linux_X86_64 LibreOffice_project/00m0$Build-3</meta:generator>
    <meta:document-statistic meta:table-count="2" meta:cell-count="2808" meta:object-count="0"/>
  </office:meta>
</office:document-meta>
</file>